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/>
    <style:font-face style:name="Droid Sans Devanagari1" svg:font-family="'Droid Sans Devanagari'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Standard">
      <style:text-properties officeooo:paragraph-rsid="0008a522"/>
    </style:style>
    <style:style style:name="P3" style:family="paragraph" style:parent-style-name="Standard">
      <style:text-properties officeooo:paragraph-rsid="00092351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officeooo:rsid="00080f16" officeooo:paragraph-rsid="00080f16"/>
    </style:style>
    <style:style style:name="P6" style:family="paragraph" style:parent-style-name="Standard">
      <style:text-properties officeooo:rsid="00080f16" officeooo:paragraph-rsid="0008a522"/>
    </style:style>
    <style:style style:name="P7" style:family="paragraph" style:parent-style-name="Standard">
      <style:text-properties officeooo:rsid="00080f16" officeooo:paragraph-rsid="00092351"/>
    </style:style>
    <style:style style:name="P8" style:family="paragraph" style:parent-style-name="Standard">
      <style:text-properties officeooo:paragraph-rsid="00092351"/>
    </style:style>
    <style:style style:name="P9" style:family="paragraph" style:parent-style-name="Standard">
      <style:text-properties officeooo:paragraph-rsid="000d20b1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fo:background-color="#00ff00"/>
    </style:style>
    <style:style style:name="T4" style:family="text">
      <style:text-properties fo:language="en" fo:country="GB" fo:font-weight="bold" style:font-weight-asian="bold" fo:background-color="#00ff00"/>
    </style:style>
    <style:style style:name="T5" style:family="text">
      <style:text-properties fo:language="en" fo:country="G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fo:background-color="#00ff00"/>
    </style:style>
    <style:style style:name="T9" style:family="text">
      <style:text-properties fo:font-weight="bold" style:font-weight-asian="bold" fo:background-color="#00ff00"/>
    </style:style>
    <style:style style:name="T10" style:family="text">
      <style:text-properties style:font-name="Consolas" fo:font-size="9pt" fo:background-color="#ffffff" loext:char-shading-value="0" style:font-size-asian="9pt" style:font-name-complex="Consolas" style:font-size-complex="9pt"/>
    </style:style>
    <style:style style:name="T11" style:family="text">
      <style:text-properties style:font-name="Consolas" fo:font-size="9pt" officeooo:rsid="000d20b1" fo:background-color="#ffffff" loext:char-shading-value="0" style:font-size-asian="9pt" style:font-name-complex="Consolas" style:font-size-complex="9pt"/>
    </style:style>
    <style:style style:name="T12" style:family="text">
      <style:text-properties fo:color="#24292e" loext:opacity="100%" style:font-name="Consolas" fo:font-size="9pt" fo:background-color="#ffffff" loext:char-shading-value="0" style:font-size-asian="9pt" style:font-name-complex="Consolas" style:font-size-complex="9pt"/>
    </style:style>
    <style:style style:name="T13" style:family="text">
      <style:text-properties fo:color="#24292e" loext:opacity="100%" style:font-name="Consolas" fo:font-size="9pt" officeooo:rsid="00092351" fo:background-color="#ffffff" loext:char-shading-value="0" style:font-size-asian="9pt" style:font-name-complex="Consolas" style:font-size-complex="9pt"/>
    </style:style>
    <style:style style:name="T14" style:family="text">
      <style:text-properties fo:color="#24292e" loext:opacity="100%" style:font-name="Consolas" fo:font-size="9pt" fo:language="en" fo:country="GB" fo:background-color="#ffffff" loext:char-shading-value="0" style:font-size-asian="9pt" style:font-name-complex="Consolas" style:font-size-complex="9pt"/>
    </style:style>
    <style:style style:name="T15" style:family="text">
      <style:text-properties fo:color="#032f62" loext:opacity="100%" style:font-name="Consolas" fo:font-size="9pt" fo:background-color="#ffffff" loext:char-shading-value="0" style:font-size-asian="9pt" style:font-name-complex="Consolas" style:font-size-complex="9pt"/>
    </style:style>
    <style:style style:name="T16" style:family="text">
      <style:text-properties fo:color="#032f62" loext:opacity="100%" style:font-name="Consolas" fo:font-size="9pt" fo:language="en" fo:country="GB" fo:background-color="#ffffff" loext:char-shading-value="0" style:font-size-asian="9pt" style:font-name-complex="Consolas" style:font-size-complex="9pt"/>
    </style:style>
    <style:style style:name="T17" style:family="text">
      <style:text-properties fo:color="#000000" loext:opacity="100%" fo:font-weight="bold" style:font-weight-asian="bold"/>
    </style:style>
    <style:style style:name="T18" style:family="text">
      <style:text-properties fo:color="#000000" loext:opacity="100%" fo:font-weight="bold" style:font-weight-asian="bold" fo:background-color="#00ff00"/>
    </style:style>
    <style:style style:name="T19" style:family="text">
      <style:text-properties fo:color="#000000" loext:opacity="100%" fo:language="en" fo:country="GB" fo:font-weight="bold" style:font-weight-asian="bold" fo:background-color="#00ff00"/>
    </style:style>
    <style:style style:name="T20" style:family="text">
      <style:text-properties officeooo:rsid="00080f16"/>
    </style:style>
    <style:style style:name="T21" style:family="text">
      <style:text-properties officeooo:rsid="0008a522"/>
    </style:style>
    <style:style style:name="T22" style:family="text">
      <style:text-properties style:use-window-font-color="true" loext:opacity="0%" style:font-name="Liberation Serif1" fo:font-size="12pt" fo:language="ru" fo:country="RU" officeooo:rsid="0008a522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3" style:family="text">
      <style:text-properties style:use-window-font-color="true" loext:opacity="0%" style:font-name="Liberation Serif1" fo:font-size="12pt" fo:language="ru" fo:country="RU" officeooo:rsid="000c7aa7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4" style:family="text">
      <style:text-properties officeooo:rsid="00092351"/>
    </style:style>
    <style:style style:name="T25" style:family="text">
      <style:text-properties officeooo:rsid="0009997d"/>
    </style:style>
    <style:style style:name="T26" style:family="text">
      <style:text-properties officeooo:rsid="000c7aa7"/>
    </style:style>
    <style:style style:name="T27" style:family="text">
      <style:text-properties officeooo:rsid="000c8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Модуль <text:span text:style-name="T1">func_test.h</text:span></text:h>
      <text:h text:style-name="Heading_20_3" text:outline-level="3">Метод [название процедуры/функции]</text:h>
      <text:p text:style-name="Заголовок">Тест №[номер теста]</text:p>
      <text:p text:style-name="Standard"><text:span text:style-name="T6">Цель:</text:span> [цель теста]</text:p>
      <text:p text:style-name="Standard"><text:span text:style-name="T6">Тип:</text:span> [тип теста]</text:p>
      <text:p text:style-name="Standard"><text:span text:style-name="T6">Входные данные:</text:span> [примеры входных данных, диапазоны и т. д.]</text:p>
      <text:p text:style-name="Standard"><text:span text:style-name="T6">Ожидаемый результат:</text:span> [описание критерия проверки]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Standard"><text:span text:style-name="T3">T</text:span><text:span text:style-name="T8">ест </text:span><text:span text:style-name="T12">(tictac_drawBoard, positive)</text:span><text:span text:style-name="T8">.</text:span></text:p>
      <text:p text:style-name="Standard">Цель: Проверка, отображения игрового поля.</text:p>
      <text:p text:style-name="Standard">Тип: Позитивный</text:p>
      <text:p text:style-name="Standard">Входные данные: функция <text:span text:style-name="T1">DrawBoard</text:span></text:p>
      <text:p text:style-name="Standard"><text:span text:style-name="T15">1 | 2 | 3 </text:span><text:span text:style-name="pl-cce"><text:span text:style-name="T15">\n</text:span></text:span><text:span text:style-name="T15">-----------</text:span><text:span text:style-name="pl-cce"><text:span text:style-name="T15">\n</text:span></text:span><text:span text:style-name="T15"> 4 | 5 | 6 </text:span><text:span text:style-name="pl-cce"><text:span text:style-name="T15">\n</text:span></text:span><text:span text:style-name="T15">-----------</text:span><text:span text:style-name="pl-cce"><text:span text:style-name="T15">\n</text:span></text:span><text:span text:style-name="T15"> 7 | 8 | 9 </text:span><text:span text:style-name="pl-cce"><text:span text:style-name="T15">\n</text:span></text:span></text:p>
      <text:p text:style-name="Standard">Ожидаемый результат:;</text:p>
      <text:p text:style-name="Standard"><text:span text:style-name="T16">1 | 2 | 3 </text:span><text:span text:style-name="pl-cce"><text:span text:style-name="T16">\n</text:span></text:span><text:span text:style-name="T16">-----------</text:span><text:span text:style-name="pl-cce"><text:span text:style-name="T16">\n</text:span></text:span><text:span text:style-name="T16"> 4 | 5 | 6 </text:span><text:span text:style-name="pl-cce"><text:span text:style-name="T16">\n</text:span></text:span><text:span text:style-name="T16">-----------</text:span><text:span text:style-name="pl-cce"><text:span text:style-name="T16">\n</text:span></text:span><text:span text:style-name="T16"> 7 | 8 | 9 </text:span><text:span text:style-name="pl-cce"><text:span text:style-name="T16">\n</text:span></text:span></text:p>
      <text:p text:style-name="P4"/>
      <text:p text:style-name="Standard"><text:span text:style-name="T3">T</text:span><text:span text:style-name="T8">ест</text:span><text:span text:style-name="T3"> </text:span><text:span text:style-name="T14">(tictac_getInput, negative)</text:span><text:span text:style-name="T3">.</text:span></text:p>
      <text:p text:style-name="Standard">Цель: Проверка, если введено число большее чем размер массива</text:p>
      <text:p text:style-name="Standard">Тип: Негативный</text:p>
      <text:p text:style-name="Standard">Входные данные: <text:span text:style-name="pl-c1"><text:span text:style-name="T10">GetInput</text:span></text:span><text:span text:style-name="T12">(</text:span><text:span text:style-name="pl-c1"><text:span text:style-name="T10">10</text:span></text:span><text:span text:style-name="T12">);</text:span></text:p>
      <text:p text:style-name="Standard">Ожидаемый<text:span text:style-name="T1"> </text:span>результат<text:span text:style-name="T1">:</text:span><text:span text:style-name="T16"> INVALID POSITION, TRY AGAIN...</text:span><text:span text:style-name="pl-cce"><text:span text:style-name="T16">\n</text:span></text:span></text:p>
      <text:p text:style-name="P4"/>
      <text:p text:style-name="Standard"><text:span text:style-name="T3">T</text:span><text:span text:style-name="T8">ест </text:span><text:span text:style-name="T12">(tictac_getInput, negative2)</text:span><text:span text:style-name="T8">.</text:span></text:p>
      <text:p text:style-name="Standard">Цель: Проверка, если введено отрицательное число</text:p>
      <text:p text:style-name="Standard">Тип: негативный</text:p>
      <text:p text:style-name="Standard">Входные данные: <text:span text:style-name="pl-c1"><text:span text:style-name="T10">GetInput</text:span></text:span><text:span text:style-name="T12">(-</text:span><text:span text:style-name="pl-c1"><text:span text:style-name="T10">1</text:span></text:span><text:span text:style-name="T12">);</text:span></text:p>
      <text:p text:style-name="Standard">Ожидаемый результат: <text:span text:style-name="T15">INVALID POSITION, TRY AGAIN...</text:span><text:span text:style-name="pl-cce"><text:span text:style-name="T15">\n</text:span></text:span></text:p>
      <text:p text:style-name="Standard"/>
      <text:p text:style-name="Standard"><text:span text:style-name="T3">T</text:span><text:span text:style-name="T8">ест </text:span><text:span text:style-name="T12">(tictac_getInput, positive)</text:span></text:p>
      <text:p text:style-name="Standard">Цель: Проверка, если введено корректное число для игрока <text:span text:style-name="T1">X</text:span></text:p>
      <text:p text:style-name="Standard">Тип: позитивный</text:p>
      <text:p text:style-name="Standard">Входные данные: <text:span text:style-name="pl-c1"><text:span text:style-name="T10">GetInput</text:span></text:span><text:span text:style-name="T12">(</text:span><text:span text:style-name="pl-c1"><text:span text:style-name="T10">5</text:span></text:span><text:span text:style-name="T12">);</text:span></text:p>
      <text:p text:style-name="Standard">Ожидаемый результат: <text:span text:style-name="T15">1 | 2 | 3 </text:span><text:span text:style-name="pl-cce"><text:span text:style-name="T15">\n</text:span></text:span><text:span text:style-name="T15">-----------</text:span><text:span text:style-name="pl-cce"><text:span text:style-name="T15">\n</text:span></text:span><text:span text:style-name="T15"> 4 | X | 6 </text:span><text:span text:style-name="pl-cce"><text:span text:style-name="T15">\n</text:span></text:span><text:span text:style-name="T15">-----------</text:span><text:span text:style-name="pl-cce"><text:span text:style-name="T15">\n</text:span></text:span><text:span text:style-name="T15"> 7 | 8 | 9 </text:span><text:span text:style-name="pl-cce"><text:span text:style-name="T15">\n</text:span></text:span></text:p>
      <text:p text:style-name="Standard"/>
      <text:p text:style-name="Standard"/>
      <text:p text:style-name="Standard"><text:span text:style-name="T3">T</text:span><text:span text:style-name="T8">ест </text:span><text:span text:style-name="T12">(tictac_getInput, positive2)</text:span><text:span text:style-name="T8">.</text:span></text:p>
      <text:p text:style-name="Standard">Цель: Проверка, если если введено корректное число для игрока <text:span text:style-name="T1">O</text:span></text:p>
      <text:p text:style-name="Standard">Тип: позитивный</text:p>
      <text:p text:style-name="P9">Входные данные: </text:p>
      <text:p text:style-name="P9"><text:span text:style-name="pl-c1"><text:span text:style-name="T11">player = «O»</text:span></text:span></text:p>
      <text:p text:style-name="P9"><text:span text:style-name="pl-c1"><text:span text:style-name="T10">GetInput</text:span></text:span><text:span text:style-name="T12">(</text:span><text:span text:style-name="pl-c1"><text:span text:style-name="T10">6</text:span></text:span><text:span text:style-name="T12">);</text:span></text:p>
      <text:p text:style-name="Standard">Ожидаемый результат: <text:span text:style-name="T15">1 | 2 | 3 </text:span><text:span text:style-name="pl-cce"><text:span text:style-name="T15">\n</text:span></text:span><text:span text:style-name="T15">-----------</text:span><text:span text:style-name="pl-cce"><text:span text:style-name="T15">\n</text:span></text:span><text:span text:style-name="T15"> 4 | 5 | O </text:span><text:span text:style-name="pl-cce"><text:span text:style-name="T15">\n</text:span></text:span><text:span text:style-name="T15">-----------</text:span><text:span text:style-name="pl-cce"><text:span text:style-name="T15">\n</text:span></text:span><text:span text:style-name="T15"> 7 | 8 | 9 </text:span><text:span text:style-name="pl-cce"><text:span text:style-name="T15">\n</text:span></text:span></text:p>
      <text:p text:style-name="Standard"/>
      <text:p text:style-name="Standard"/>
      <text:p text:style-name="Standard"><text:span text:style-name="T19">T</text:span><text:span text:style-name="T18">ест </text:span><text:span text:style-name="T12">(tictac_checkWinner, negative)</text:span><text:span text:style-name="T18">.</text:span></text:p>
      <text:p text:style-name="Standard">Цель: Проверка, если нет выигрышной ситуации на данный момент</text:p>
      <text:p text:style-name="Standard">Тип: негативный</text:p>
      <text:p text:style-name="Standard"><text:soft-page-break/>Входные данные: <text:span text:style-name="T23">игровое поле, не имеющее выигрышной ситуации, ничьи</text:span></text:p>
      <text:p text:style-name="Standard">Ожидаемый результат: <text:s/>0 <text:span text:style-name="T27">(FALSE)</text:span></text:p>
      <text:p text:style-name="Standard"/>
      <text:p text:style-name="Standard"><text:span text:style-name="T3">T</text:span><text:span text:style-name="T8">ест </text:span><text:span text:style-name="T12">(tictac_checkWinner, positive)</text:span></text:p>
      <text:p text:style-name="Standard">Цель: Проверка, если по горизонтали имеется выигрышная ситуация</text:p>
      <text:p text:style-name="Standard">Тип: <text:span text:style-name="T22">позитивный</text:span></text:p>
      <text:p text:style-name="Standard">Входные данные: </text:p>
      <text:p text:style-name="P5">player = X;</text:p>
      <text:p text:style-name="P5"/>
      <text:p text:style-name="P5">board[0] = «X»</text:p>
      <text:p text:style-name="P5">board[1] = «X»</text:p>
      <text:p text:style-name="P5">board[2] = «X»</text:p>
      <text:p text:style-name="Standard">Ожидаемый результат: 1( то есть выиграл игрок <text:span text:style-name="T1">X</text:span>)</text:p>
      <text:p text:style-name="Standard"/>
      <text:p text:style-name="Standard"><text:span text:style-name="T3">T</text:span><text:span text:style-name="T8">ест </text:span><text:span text:style-name="T12">(tictac_checkWinner, positive3)</text:span></text:p>
      <text:p text:style-name="Standard">Цель: Проверка, если по вертикали имеется выигрышная ситуация</text:p>
      <text:p text:style-name="Standard">Тип: <text:span text:style-name="T22">позитивный</text:span></text:p>
      <text:p text:style-name="Standard">Входные данные: </text:p>
      <text:p text:style-name="P6">board[0] = «X»</text:p>
      <text:p text:style-name="P6">board[<text:span text:style-name="T21">3</text:span>] = «X»</text:p>
      <text:p text:style-name="P6">board[<text:span text:style-name="T21">6</text:span>] = «X»</text:p>
      <text:p text:style-name="Standard">Ожидаемый результат: 1( то есть выиграл игрок <text:span text:style-name="T1">X</text:span>)</text:p>
      <text:p text:style-name="Standard"/>
      <text:p text:style-name="Standard"><text:span text:style-name="T3">T</text:span><text:span text:style-name="T8">ест </text:span><text:span text:style-name="T12">(tictac_checkWinner, positive</text:span><text:span text:style-name="T13">4</text:span><text:span text:style-name="T12">)</text:span></text:p>
      <text:p text:style-name="Standard">Цель: Проверка, если по диагонали имеется выигрышная ситуация</text:p>
      <text:p text:style-name="Standard">Тип: <text:span text:style-name="T22">позитивный</text:span></text:p>
      <text:p text:style-name="P2">Входные данные:</text:p>
      <text:p text:style-name="P6">board[0] = «X»</text:p>
      <text:p text:style-name="P6">board[<text:span text:style-name="T21">4</text:span>] = «X»</text:p>
      <text:p text:style-name="P2"><text:span text:style-name="T20">board[</text:span><text:span text:style-name="T21">8</text:span><text:span text:style-name="T20">] = «X»</text:span> </text:p>
      <text:p text:style-name="Standard"/>
      <text:p text:style-name="Standard">Ожидаемый результат: 1( то есть выиграл игрок <text:span text:style-name="T1">X</text:span>)</text:p>
      <text:p text:style-name="Standard"/>
      <text:p text:style-name="P3"><text:span text:style-name="T3">T</text:span><text:span text:style-name="T8">ест </text:span><text:span text:style-name="T12">(tictac_checkWinner, </text:span><text:span text:style-name="T13">draw</text:span><text:span text:style-name="T12">)</text:span></text:p>
      <text:p text:style-name="P3">Цель: Проверка, если по диагонали имеется выигрышная ситуация</text:p>
      <text:p text:style-name="P3">Тип: <text:span text:style-name="T22">позитивный</text:span></text:p>
      <text:p text:style-name="P3">Входные данные:</text:p>
      <text:p text:style-name="P7">board[0] = «X»</text:p>
      <text:p text:style-name="P7">board[<text:span text:style-name="T24">1</text:span>] = «<text:span text:style-name="T24">O</text:span>»</text:p>
      <text:p text:style-name="P3"><text:span text:style-name="T20">board[</text:span><text:span text:style-name="T24">2</text:span><text:span text:style-name="T20">] = «X»</text:span> </text:p>
      <text:p text:style-name="P7">board[<text:span text:style-name="T24">3</text:span>] = «<text:span text:style-name="T24">O</text:span>»</text:p>
      <text:p text:style-name="P7">board[<text:span text:style-name="T24">4</text:span>] = «<text:span text:style-name="T24">O</text:span>»</text:p>
      <text:p text:style-name="P3"><text:span text:style-name="T20">board[</text:span><text:span text:style-name="T24">5</text:span><text:span text:style-name="T20">] = «X»</text:span> </text:p>
      <text:p text:style-name="P7">board[<text:span text:style-name="T24">6</text:span>] = «X»</text:p>
      <text:p text:style-name="P7">board[<text:span text:style-name="T24">7</text:span>] = «X»</text:p>
      <text:p text:style-name="P3"><text:span text:style-name="T20">board[</text:span><text:span text:style-name="T21">8</text:span><text:span text:style-name="T20">] = «</text:span><text:span text:style-name="T24">O</text:span><text:span text:style-name="T20">»</text:span> </text:p>
      <text:p text:style-name="P3"/>
      <text:p text:style-name="P3">Ожидаемый результат: -1( то есть <text:span text:style-name="T25">ничья</text:span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/>
    <style:font-face style:name="Droid Sans Devanagari1" svg:font-family="'Droid Sans Devanagari'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Heading_20_2" style:display-name="Heading 2" style:family="paragraph" style:parent-style-name="Заголовок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pl-cce" style:family="text"/>
    <style:style style:name="pl-c1" style:family="text"/>
    <style:style style:name="pl-s" style:family="text"/>
    <style:style style:name="pl-pd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Данил Устинов</meta:initial-creator>
    <meta:creation-date>2021-03-24T09:38:00</meta:creation-date>
    <dc:date>2021-05-26T14:01:18.377794563</dc:date>
    <meta:editing-cycles>20</meta:editing-cycles>
    <meta:editing-duration>PT1H17M56S</meta:editing-duration>
    <meta:generator>LibreOffice/7.0.5.2$Linux_X86_64 LibreOffice_project/00$Build-2</meta:generator>
    <meta:document-statistic meta:table-count="0" meta:image-count="0" meta:object-count="0" meta:page-count="2" meta:paragraph-count="81" meta:word-count="394" meta:character-count="2578" meta:non-whitespace-character-count="2263"/>
  </office:meta>
</office:document-meta>
</file>